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1665in" fo:margin-bottom="0.0835in" fo:text-align="center"/>
      <style:text-properties style:font-name="Times" fo:font-size="14.0pt" fo:color="#000000"/>
    </style:style>
    <style:style style:name="P2" style:family="paragraph" style:parent-style-name="Standard">
      <style:paragraph-properties fo:margin-bottom="0.0972in" fo:text-align="center" fo:line-height="115%"/>
      <style:text-properties style:font-name="Times" fo:font-size="11.0pt" fo:color="#000000"/>
    </style:style>
    <style:style style:name="P3" style:family="paragraph" style:parent-style-name="Standard">
      <style:paragraph-properties fo:margin-top="0.0972in" fo:margin-bottom="0.0835in"/>
      <style:text-properties style:font-name="Times" fo:font-size="14.0pt" fo:color="#000000"/>
    </style:style>
    <style:style style:name="P4" style:family="paragraph" style:parent-style-name="Standard">
      <style:paragraph-properties fo:margin-top="0.0398in" fo:margin-bottom="0.0398in"/>
      <style:text-properties style:font-name="Times" fo:font-size="11.0pt" fo:color="#000000"/>
    </style:style>
    <style:style style:name="P5" style:family="paragraph" style:parent-style-name="Standard">
      <style:text-properties style:font-name="Times" fo:font-size="11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1.0pt" fo:color="#000000"/>
    </style:style>
    <style:style style:name="P7" style:family="paragraph" style:parent-style-name="Standard">
      <style:paragraph-properties fo:margin-top="0.0972in" fo:margin-bottom="0.0835in"/>
      <style:text-properties style:font-name="Times" fo:font-size="16.1pt" fo:color="#000000"/>
    </style:style>
    <style:style style:name="P8" style:family="paragraph" style:parent-style-name="Standard">
      <style:paragraph-properties fo:margin-bottom="0.0972in" fo:line-height="115%"/>
      <style:text-properties style:font-name="Times" fo:font-size="11.0pt" fo:color="#000000"/>
    </style:style>
    <style:style style:name="P9" style:family="paragraph" style:parent-style-name="Standard">
      <style:paragraph-properties fo:text-align="center"/>
      <style:text-properties style:font-name="Times" fo:font-size="11.0pt" fo:color="#000000"/>
    </style:style>
    <style:style style:name="P10" style:family="paragraph" style:parent-style-name="Standard">
      <style:paragraph-properties fo:margin-top="0.0972in" fo:margin-bottom="0.0833in"/>
      <style:text-properties style:font-name="Times" fo:font-size="14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ize="14.0pt" fo:font-size-asian="14.0pt" fo:font-size-complex="14.0pt" fo:font-weight="bold" fo:font-weight-asian="bold" fo:font-weight-complex="bold"/>
    </style:style>
    <style:style style:name="T3" style:family="text">
      <style:text-properties style:font-name="Times New Roma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Journal de projet CMI L1 2021</text:span></text:p>
      <text:p text:style-name="P2"/>
      <text:p text:style-name="P3"><text:span text:style-name="T1">Projet :</text:span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4">Nom</text:p>
          </table:table-cell>
          <table:table-cell table:style-name="TableCell1">
            <text:p text:style-name="P5">Lidar US</text:p>
          </table:table-cell>
        </table:table-row>
        <table:table-row>
          <table:table-cell table:style-name="TableCell1">
            <text:p text:style-name="P4">Fonctionnalités</text:p>
          </table:table-cell>
          <table:table-cell table:style-name="TableCell1">
            <text:list text:style-name="L1">
              <text:list-item>
                <text:p text:style-name="P6">detection objet </text:p>
              </text:list-item>
              <text:list-item>
                <text:p text:style-name="P6"><text:s/>calcul distance</text:p>
              </text:list-item>
              <text:list-item>
                <text:p text:style-name="P6"><text:s/>application </text:p>
              </text:list-item>
              <text:list-item>
                <text:p text:style-name="P6">support </text:p>
              </text:list-item>
            </text:list>
          </table:table-cell>
        </table:table-row>
        <table:table-row>
          <table:table-cell table:style-name="TableCell1">
            <text:p text:style-name="P4">Ma partie</text:p>
          </table:table-cell>
          <table:table-cell table:style-name="TableCell1">
            <text:p text:style-name="P5">dection objet/calcul distance</text:p>
          </table:table-cell>
        </table:table-row>
      </table:table>
      <text:p text:style-name="P7"><text:span text:style-name="T1">Identité</text:span><text:span text:style-name="T2">:</text:span></text:p>
      <table:table table:name="Table2" table:style-name="Table1">
        <table:table-column table:style-name="TableColumn1"/>
        <table:table-column table:style-name="TableColumn1"/>
        <table:table-row>
          <table:table-cell table:style-name="TableCell1">
            <text:p text:style-name="P5">Nom Prénom</text:p>
          </table:table-cell>
          <table:table-cell table:style-name="TableCell1">
            <text:p text:style-name="P5">Fonction</text:p>
          </table:table-cell>
        </table:table-row>
        <table:table-row>
          <table:table-cell table:style-name="TableCell1">
            <text:p text:style-name="P5">MATAIX Flora</text:p>
          </table:table-cell>
          <table:table-cell table:style-name="TableCell1">
            <text:p text:style-name="P5">Détection des obstacles (capteurs IR/US) (chef de projet)</text:p>
          </table:table-cell>
        </table:table-row>
      </table:table>
      <text:p text:style-name="P3"><text:span text:style-name="T1">Equipe :</text:span></text:p>
      <table:table table:name="Table3" table:style-name="Table1">
        <table:table-column table:style-name="TableColumn1"/>
        <table:table-column table:style-name="TableColumn1"/>
        <table:table-row>
          <table:table-cell table:style-name="TableCell1">
            <text:p text:style-name="P5">Nom Prénom</text:p>
          </table:table-cell>
          <table:table-cell table:style-name="TableCell1">
            <text:p text:style-name="P5">Fonction</text:p>
          </table:table-cell>
        </table:table-row>
        <table:table-row>
          <table:table-cell table:style-name="TableCell1">
            <text:p text:style-name="P5">ANSEL Alyssa</text:p>
          </table:table-cell>
          <table:table-cell table:style-name="TableCell1">
            <text:p text:style-name="P5">Système de fixation et visualisation directe</text:p>
            <text:p text:style-name="P5">(anneau de LEDs)</text:p>
          </table:table-cell>
        </table:table-row>
        <table:table-row>
          <table:table-cell table:style-name="TableCell1">
            <text:p text:style-name="P5">BEN ABDELKADER Lina</text:p>
          </table:table-cell>
          <table:table-cell table:style-name="TableCell1">
            <text:p text:style-name="P5">Logiciel de visualisation (appli d’alerte smart</text:p>
            <text:p text:style-name="P5">phone)</text:p>
          </table:table-cell>
        </table:table-row>
        <table:table-row>
          <table:table-cell table:style-name="TableCell1">
            <table:table table:name="Table4" table:style-name="Table1">
              <table:table-column table:style-name="TableColumn1"/>
              <table:table-column table:style-name="TableColumn1"/>
              <table:table-row>
                <table:table-cell table:style-name="TableCell1">
                  <text:p text:style-name="P5">MATAIX Flora</text:p>
                </table:table-cell>
                <table:table-cell table:style-name="TableCell1">
                  <text:p text:style-name="P5"/>
                </table:table-cell>
              </table:table-row>
            </table:table>
            <text:p text:style-name="P5"/>
          </table:table-cell>
          <table:table-cell table:style-name="TableCell1">
            <text:p text:style-name="P5">Détection des obstacles (capteurs IR/US)</text:p>
          </table:table-cell>
        </table:table-row>
      </table:table>
      <text:p text:style-name="P3"><text:span text:style-name="T1">Prévisionnel :</text:span></text:p>
      <table:table table:name="Table5" table:style-name="Table1">
        <table:table-column table:style-name="TableColumn1"/>
        <table:table-row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5"/>
          </table:table-cell>
        </table:table-row>
      </table:table>
      <text:p text:style-name="P8"/>
      <text:p text:style-name="P3"><text:span text:style-name="T1">Journalier : 1</text:span></text:p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9">Date : 24/02/25 </text:p>
          </table:table-cell>
        </table:table-row>
        <table:table-row>
          <table:table-cell table:style-name="TableCell1">
            <text:p text:style-name="P5">Préparation</text:p>
          </table:table-cell>
          <table:table-cell table:style-name="TableCell1">
            <text:p text:style-name="P9"><text:span text:style-name="T1">TO DO (A faire)</text:span></text:p>
            <text:p text:style-name="P9">- tester le bluethooth</text:p>
            <text:p text:style-name="P9">-se former avec blender</text:p>
            <text:p text:style-name="P9">-communiquer avec le groupe support </text:p>
            <text:p text:style-name="P9"/>
          </table:table-cell>
          <table:table-cell table:style-name="TableCell1">
            <text:p text:style-name="P9"><text:s/><text:span text:style-name="T1">DOING (En cours</text:span>)</text:p>
            <text:p text:style-name="P9">-connecter plusieurs Us (+ que deux<text:span text:style-name="T1">)</text:span></text:p>
            <text:p text:style-name="P9">-shema/dimension</text:p>
            <text:p text:style-name="P9">-application mobile de visualisation</text:p>
          </table:table-cell>
          <table:table-cell table:style-name="TableCell1">
            <text:p text:style-name="P9"><text:span text:style-name="T1">DONE (Fait)</text:span></text:p>
            <text:p text:style-name="P9">-se former </text:p>
            <text:p text:style-name="P9">- repartition des taches</text:p>
          </table:table-cell>
        </table:table-row>
        <table:table-row>
          <table:table-cell table:style-name="TableCell1">
            <text:p text:style-name="P5">Questions : - organisation des fichers arduino ? - comment faire la communication </text:p>
            <text:p text:style-name="P5">- D1,D1</text:p>
          </table:table-cell>
        </table:table-row>
        <table:table-row>
          <table:table-cell table:style-name="TableCell1">
            <text:p text:style-name="P5">Ressources :</text:p>
            <text:p text:style-name="P5"/>
          </table:table-cell>
        </table:table-row>
        <table:table-row>
          <table:table-cell table:style-name="TableCell1">
            <text:p text:style-name="P5">Compte-rendu</text:p>
          </table:table-cell>
          <table:table-cell table:style-name="TableCell1">
            <text:p text:style-name="P9"><text:span text:style-name="T1">TO DO (A faire)</text:span></text:p>
            <text:p text:style-name="P9">-changer competement le code en utilisant la libraire fonction objet ect..</text:p>
            <text:p text:style-name="P9">-faire fonctionner l'anneau de led</text:p>
            <text:p text:style-name="P9"/>
          </table:table-cell>
          <table:table-cell table:style-name="TableCell1">
            <text:p text:style-name="P9"><text:span text:style-name="T1">DOING (En cours)</text:span></text:p>
            <text:p text:style-name="P9">-changer competement le code en utilisant la libraire fonction objet ect.. <text:s text:c="2"/></text:p>
          </table:table-cell>
          <table:table-cell table:style-name="TableCell1">
            <text:p text:style-name="P9"><text:span text:style-name="T1">DONE (Fait)</text:span></text:p>
            <text:p text:style-name="P9">-l'appli bluethoot fonctionne</text:p>
            <text:p text:style-name="P9">-mise au point avec l'autre </text:p>
            <text:p text:style-name="P9">-test avec 4 capteurs</text:p>
          </table:table-cell>
        </table:table-row>
        <table:table-row>
          <table:table-cell table:style-name="TableCell1">
            <text:p text:style-name="P5"/>
            <text:p text:style-name="P5">Détail :</text:p>
            <text:p text:style-name="P5"/>
          </table:table-cell>
        </table:table-row>
      </table:table>
      <text:p text:style-name="P8"/>
      <text:p text:style-name="P3"><text:span text:style-name="T1">Journalier : 2</text:span></text:p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9">Date : 03/03/25</text:p>
          </table:table-cell>
        </table:table-row>
        <table:table-row>
          <table:table-cell table:style-name="TableCell1">
            <text:p text:style-name="P5">Préparation</text:p>
          </table:table-cell>
          <table:table-cell table:style-name="TableCell1">
            <text:p text:style-name="P9"><text:span text:style-name="T1">TO DO (A faire)</text:span></text:p>
            <text:p text:style-name="P9"/>
            <text:p text:style-name="P9">-faire le point des avancées ensemble</text:p>
            <text:p text:style-name="P9">-tester le bluetooth</text:p>
            <text:p text:style-name="P9">-se familiariser avec la modélisation 3d</text:p>
            <text:p text:style-name="P9"/>
          </table:table-cell>
          <table:table-cell table:style-name="TableCell1">
            <text:p text:style-name="P9"><text:s/><text:span text:style-name="T1">DOING (En cours</text:span>)</text:p>
            <text:p text:style-name="P9"/>
            <text:p text:style-name="P9">-Application de visualisation</text:p>
            <text:p text:style-name="P9">-familiarisation avec </text:p>
            <text:p text:style-name="P9">l'anneau de led</text:p>
          </table:table-cell>
          <table:table-cell table:style-name="TableCell1">
            <text:p text:style-name="P9"><text:span text:style-name="T1">DONE (Fait)</text:span></text:p>
            <text:p text:style-name="P9"><text:span text:style-name="T1">-application bluethoot</text:span></text:p>
            <text:p text:style-name="P9">-conncter plusieurs capteurs ultrasons</text:p>
            <text:p text:style-name="P9">-schemas dmensions</text:p>
          </table:table-cell>
        </table:table-row>
        <table:table-row>
          <table:table-cell table:style-name="TableCell1">
            <text:p text:style-name="P5">Questions : Comment peut on recevoir une sortie de Bluetooth a l'appli L'MIT </text:p>
            <text:p text:style-name="P5"/>
          </table:table-cell>
        </table:table-row>
        <table:table-row>
          <table:table-cell table:style-name="TableCell1">
            <text:p text:style-name="P5">Ressources :</text:p>
            <text:p text:style-name="P5"/>
          </table:table-cell>
        </table:table-row>
        <table:table-row>
          <table:table-cell table:style-name="TableCell1">
            <text:p text:style-name="P5">Compte-rendu</text:p>
          </table:table-cell>
          <table:table-cell table:style-name="TableCell1">
            <text:p text:style-name="P9"><text:span text:style-name="T1">TO DO (A faire)</text:span></text:p>
            <text:p text:style-name="P9"/>
            <text:p text:style-name="P9">- code capteur a envoyer grace a l'application bluethoot </text:p>
            <text:p text:style-name="P9">-communiquer entre les arduino du support et du Lidar</text:p>
            <text:p text:style-name="P9"/>
          </table:table-cell>
          <table:table-cell table:style-name="TableCell1">
            <text:p text:style-name="P9"><text:span text:style-name="T1">DOING (En cours)</text:span></text:p>
            <text:p text:style-name="P9"/>
            <text:p text:style-name="P9">changer completement le code en utilisant la libraire fonction objet ect..</text:p>
            <text:p text:style-name="P9">-ajouter comment calculer la distance par apport au obstale et tester code arduino </text:p>
          </table:table-cell>
          <table:table-cell table:style-name="TableCell1">
            <text:p text:style-name="P9"><text:span text:style-name="T1">DONE (Fait)</text:span></text:p>
            <text:p text:style-name="P9">-faire fonctionner un capteur</text:p>
            <text:p text:style-name="P9">-conncter plusieurs capteurs ultrasons</text:p>
            <text:p text:style-name="P9">-schemas dmensions</text:p>
            <text:p text:style-name="P9">-avoir un anneau de leds fonctionnel et le faire fonctionner</text:p>
            <text:p text:style-name="P9">- Déveulopper l'application et le code arduino et assuré que la nouvelle partie fonctionne bien </text:p>
          </table:table-cell>
        </table:table-row>
        <table:table-row>
          <table:table-cell table:style-name="TableCell1">
            <text:p text:style-name="P5"/>
            <text:p text:style-name="P5">Détail : matériel emporté : <text:s/>3 cartes arduino, 8capteurs ultrasons, 8 ‘gros’ fils, 3petits fils, <text:s/>1anneau de 12 ledss</text:p>
            <text:p text:style-name="P5"/>
          </table:table-cell>
        </table:table-row>
      </table:table>
      <text:p text:style-name="P8"/>
      <text:p text:style-name="P3"><text:span text:style-name="T1">Journalier : 3</text:span></text:p>
      <table:table table:name="Table8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9">Date : 10/03/25 </text:p>
          </table:table-cell>
        </table:table-row>
        <table:table-row>
          <table:table-cell table:style-name="TableCell1">
            <text:p text:style-name="P5">Préparation</text:p>
          </table:table-cell>
          <table:table-cell table:style-name="TableCell1">
            <text:p text:style-name="P9"><text:span text:style-name="T1">TO DO (A faire)</text:span></text:p>
            <text:p text:style-name="P9">- code capteur a envoyer grace a l'application bluethoot </text:p>
            <text:p text:style-name="P9">-communiquer entre les arduino du support et du Lidar </text:p>
          </table:table-cell>
          <table:table-cell table:style-name="TableCell1">
            <text:p text:style-name="P9"><text:span text:style-name="T1">DOING (En cours)</text:span></text:p>
            <text:p text:style-name="P9">-changer completement le code en utilisant la libraire fonction objet ect..</text:p>
            <text:p text:style-name="P9">-ajouter comment calculer la distance par apport au obstale et tester code arduino </text:p>
          </table:table-cell>
          <table:table-cell table:style-name="TableCell1">
            <text:p text:style-name="P9"><text:span text:style-name="T1">DONE (Fait)</text:span></text:p>
            <text:p text:style-name="P9">- Déveulopper l'application et le code arduino et assuré que la nouvelle partie fonctionne bien</text:p>
            <text:p text:style-name="P9">-probleme du nombre de capteur régler (changement de carte</text:p>
          </table:table-cell>
        </table:table-row>
        <table:table-row>
          <table:table-cell table:style-name="TableCell1">
            <text:p text:style-name="P5">Questions : - changement de cartes arduino pour?</text:p>
          </table:table-cell>
        </table:table-row>
        <table:table-row>
          <table:table-cell table:style-name="TableCell1">
            <text:p text:style-name="P5">Ressources :</text:p>
            <text:p text:style-name="P5"/>
          </table:table-cell>
        </table:table-row>
        <table:table-row>
          <table:table-cell table:style-name="TableCell1">
            <text:p text:style-name="P5">Compte-rendu</text:p>
          </table:table-cell>
          <table:table-cell table:style-name="TableCell1">
            <text:p text:style-name="P9"><text:span text:style-name="T1">TO DO (A faire)</text:span></text:p>
            <text:p text:style-name="P9"/>
            <text:p text:style-name="P9">- commencer la structure du Lidar</text:p>
            <text:p text:style-name="P9">- changement de la carte arduino uno <text:span text:style-name="T3">→</text:span><text:s/>mega</text:p>
            <text:p text:style-name="P9">- trouver une solution pour la communication entre les deux cartes</text:p>
          </table:table-cell>
          <table:table-cell table:style-name="TableCell1">
            <text:p text:style-name="P9"><text:span text:style-name="T1">DOING (En cours)</text:span></text:p>
            <text:p text:style-name="P9"/>
            <text:p text:style-name="P9">-changer complètement le code en utilisant la libraire fonction objet ect.. </text:p>
          </table:table-cell>
          <table:table-cell table:style-name="TableCell1">
            <text:p text:style-name="P9"><text:span text:style-name="T1">DONE (Fait)</text:span></text:p>
            <text:p text:style-name="P9">-communiquer entre les arduino du support et du Lidar </text:p>
            <text:p text:style-name="P9"/>
            <text:p text:style-name="P9">- avancée sur l’anneau de led</text:p>
          </table:table-cell>
        </table:table-row>
        <table:table-row>
          <table:table-cell table:style-name="TableCell1">
            <text:p text:style-name="P5"/>
            <text:p text:style-name="P5">Détail :matériel emporté : <text:s/>3 cartes arduino, 8capteurs ultrasons, 8 ‘gros’ fils, 3petits fils, <text:s/>1anneau de 12 ledss</text:p>
            <text:p text:style-name="P5"/>
          </table:table-cell>
        </table:table-row>
      </table:table>
      <text:p text:style-name="P8"/>
      <text:p text:style-name="P3"><text:span text:style-name="T1">Journalier : 4</text:span></text:p>
      <table:table table:name="Table9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9">Date : 17/03/25 </text:p>
          </table:table-cell>
        </table:table-row>
        <table:table-row>
          <table:table-cell table:style-name="TableCell1">
            <text:p text:style-name="P5">Préparation</text:p>
          </table:table-cell>
          <table:table-cell table:style-name="TableCell1">
            <text:p text:style-name="P9"><text:span text:style-name="T1">TO DO (A faire)</text:span></text:p>
            <text:p text:style-name="P9">- commencer la structure du Lidar</text:p>
            <text:p text:style-name="P9">- changement de la carte arduino uno <text:span text:style-name="T3">→</text:span><text:s/>mega</text:p>
            <text:p text:style-name="P9">- trouver une solution pour la communication entre les deux cartes</text:p>
            <text:p text:style-name="P9">- se renseigner pour le systeme d’amilimentation</text:p>
          </table:table-cell>
          <table:table-cell table:style-name="TableCell1">
            <text:p text:style-name="P9"><text:span text:style-name="T1">DOING (En cours)</text:span></text:p>
            <text:p text:style-name="P9">-changer complètement le code en utilisant la libraire fonction objet ect.. (prend + de temps que prévu)</text:p>
            <text:p text:style-name="P9">-application de visualisation</text:p>
            <text:p text:style-name="P9">-reaction des leds a partir d’un tableau de distance </text:p>
            <text:p text:style-name="P9"><text:s/></text:p>
          </table:table-cell>
          <table:table-cell table:style-name="TableCell1">
            <text:p text:style-name="P9"><text:span text:style-name="T1">DONE (Fait)</text:span></text:p>
            <text:p text:style-name="P9">-communiquer entre les arduino du support et du Lidar </text:p>
            <text:p text:style-name="P9"/>
            <text:p text:style-name="P9">- avancée sur l’anneau de led</text:p>
            <text:p text:style-name="P9">- modélisation 3D</text:p>
          </table:table-cell>
        </table:table-row>
        <table:table-row>
          <table:table-cell table:style-name="TableCell1">
            <text:p text:style-name="P5">Questions : - quels batterie / alimentions sont disponibles ?</text:p>
          </table:table-cell>
        </table:table-row>
        <table:table-row>
          <table:table-cell table:style-name="TableCell1">
            <text:p text:style-name="P5">Ressources :</text:p>
            <text:p text:style-name="P5"/>
          </table:table-cell>
        </table:table-row>
        <table:table-row>
          <table:table-cell table:style-name="TableCell1">
            <text:p text:style-name="P5">Compte-rendu</text:p>
          </table:table-cell>
          <table:table-cell table:style-name="TableCell1">
            <text:p text:style-name="P9"><text:span text:style-name="T1">TO DO (A faire)</text:span></text:p>
            <text:p text:style-name="P9">- commencer la structure du Lidar</text:p>
            <text:p text:style-name="P9"/>
          </table:table-cell>
          <table:table-cell table:style-name="TableCell1">
            <text:p text:style-name="P9"><text:span text:style-name="T1">DOING (En cours)</text:span></text:p>
            <text:p text:style-name="P9"/>
          </table:table-cell>
          <table:table-cell table:style-name="TableCell1">
            <text:p text:style-name="P9"><text:span text:style-name="T1">DONE (Fait)</text:span></text:p>
          </table:table-cell>
        </table:table-row>
        <table:table-row>
          <table:table-cell table:style-name="TableCell1">
            <text:p text:style-name="P5"/>
            <text:p text:style-name="P5">Détail :matériel emporté : <text:s/>3 cartes arduino, 8capteurs ultrasons, 8 ‘gros’ fils, 3petits fils, <text:s/>1anneau de 12 ledss</text:p>
            <text:p text:style-name="P5"/>
          </table:table-cell>
        </table:table-row>
      </table:table>
      <text:p text:style-name="P8"/>
      <text:p text:style-name="P8"/>
      <text:p text:style-name="P3"><text:span text:style-name="T1">Journalier : 5</text:span></text:p>
      <table:table table:name="Table10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9">Date : 31/03/25 </text:p>
          </table:table-cell>
        </table:table-row>
        <table:table-row>
          <table:table-cell table:style-name="TableCell1">
            <text:p text:style-name="P5">Préparation</text:p>
          </table:table-cell>
          <table:table-cell table:style-name="TableCell1">
            <text:p text:style-name="P9"><text:span text:style-name="T1">TO DO (A faire)</text:span></text:p>
            <text:p text:style-name="P9">- commencer la structure du Lidar</text:p>
            <text:p text:style-name="P9">- changement de la carte arduino uno <text:span text:style-name="T3">→</text:span><text:s/>mega</text:p>
            <text:p text:style-name="P9">- trouver une solution pour la communication entre les deux cartes</text:p>
            <text:p text:style-name="P9">- se renseigner pour le systeme alimentation</text:p>
          </table:table-cell>
          <table:table-cell table:style-name="TableCell1">
            <text:p text:style-name="P9"><text:span text:style-name="T1">DOING (En cours)</text:span></text:p>
            <text:p text:style-name="P9">-changer complètement le code en utilisant la libraire fonction objet ect.. (prend + de temps que prévu)</text:p>
            <text:p text:style-name="P9">-application de visualisation</text:p>
            <text:p text:style-name="P9">-reaction des leds a partir d’un tableau de distance </text:p>
            <text:p text:style-name="P9"><text:s/></text:p>
          </table:table-cell>
          <table:table-cell table:style-name="TableCell1">
            <text:p text:style-name="P9"><text:span text:style-name="T1">DONE (Fait)</text:span></text:p>
            <text:p text:style-name="P9">-communiquer entre les arduino du support et du Lidar </text:p>
            <text:p text:style-name="P9"/>
            <text:p text:style-name="P9">- avancée sur l’anneau de led</text:p>
            <text:p text:style-name="P9">- modélisation 3D</text:p>
          </table:table-cell>
        </table:table-row>
        <table:table-row>
          <table:table-cell table:style-name="TableCell1">
            <text:p text:style-name="P5">Questions :</text:p>
          </table:table-cell>
        </table:table-row>
        <table:table-row>
          <table:table-cell table:style-name="TableCell1">
            <text:p text:style-name="P5">Ressources :</text:p>
            <text:p text:style-name="P5"/>
          </table:table-cell>
        </table:table-row>
        <table:table-row>
          <table:table-cell table:style-name="TableCell1">
            <text:p text:style-name="P5">Compte-rendu</text:p>
          </table:table-cell>
          <table:table-cell table:style-name="TableCell1">
            <text:p text:style-name="P9"><text:span text:style-name="T1">TO DO (A faire)</text:span></text:p>
            <text:p text:style-name="P9">- commencer la structure du Lidar</text:p>
            <text:p text:style-name="P9">- tester la communication entre les deux cartes</text:p>
          </table:table-cell>
          <table:table-cell table:style-name="TableCell1">
            <text:p text:style-name="P9"><text:span text:style-name="T1">DOING (En cours)</text:span></text:p>
            <text:p text:style-name="P9">--changer complètement le code en utilisant la libraire fonction objet ect.. (prend + de temps que prévu)</text:p>
            <text:p text:style-name="P9">- changement des câbles défectueux et nouveau test avec le bon matériel</text:p>
            <text:p text:style-name="P9"/>
          </table:table-cell>
          <table:table-cell table:style-name="TableCell1">
            <text:p text:style-name="P9"><text:span text:style-name="T1">DONE (Fait)</text:span></text:p>
            <text:p text:style-name="P9">- changement de la carte arduino uno <text:span text:style-name="T3">→</text:span><text:s/>mega</text:p>
            <text:p text:style-name="P9">- se renseigner pour le systeme alimentation</text:p>
            <text:p text:style-name="P9">-modelisation 3D</text:p>
          </table:table-cell>
        </table:table-row>
        <table:table-row>
          <table:table-cell table:style-name="TableCell1">
            <text:p text:style-name="P5"/>
            <text:p text:style-name="P5">Détail :matériel emporté : <text:s/>3 cartes arduino, 8capteurs ultrasons, 8 ‘gros’ fils, 3petits fils, <text:s/>1anneau de 12 ledss</text:p>
            <text:p text:style-name="P5"/>
          </table:table-cell>
        </table:table-row>
      </table:table>
      <text:p text:style-name="P8"/>
      <text:p text:style-name="P8"/>
      <text:p text:style-name="P3"><text:span text:style-name="T1">Journalier : 6</text:span></text:p>
      <table:table table:name="Table1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9">Date : 07/004/25 </text:p>
          </table:table-cell>
        </table:table-row>
        <table:table-row>
          <table:table-cell table:style-name="TableCell1">
            <text:p text:style-name="P5">Préparation</text:p>
          </table:table-cell>
          <table:table-cell table:style-name="TableCell1">
            <text:p text:style-name="P9"><text:span text:style-name="T1">TO DO (A faire)</text:span></text:p>
            <text:p text:style-name="P9">- commencer la structure du Lidar</text:p>
            <text:p text:style-name="P9">- tester la communication entre les deux cartes ( +regler les problemes)</text:p>
            <text:p text:style-name="P9"/>
          </table:table-cell>
          <table:table-cell table:style-name="TableCell1">
            <text:p text:style-name="P9"><text:span text:style-name="T1">DOING (En cours)</text:span></text:p>
            <text:p text:style-name="P9"/>
            <text:p text:style-name="P9">-application de visualisation</text:p>
            <text:p text:style-name="P9">-reaction des leds a partir d’un tableau de distance </text:p>
            <text:p text:style-name="P9">-finition modélisation 3D</text:p>
            <text:p text:style-name="P9">-changement des cables défecteux </text:p>
            <text:p text:style-name="P9"><text:s/></text:p>
          </table:table-cell>
          <table:table-cell table:style-name="TableCell1">
            <text:p text:style-name="P9"><text:span text:style-name="T1">DONE (Fait)</text:span></text:p>
            <text:p text:style-name="P9">-communiquer entre les arduino du support et du Lidar </text:p>
            <text:p text:style-name="P9">- -changer complètement le code en utilisant la libraire fonction objet ect.. </text:p>
            <text:p text:style-name="P9">- avancée sur l’anneau de led</text:p>
            <text:p text:style-name="P9">- modélisation 3D</text:p>
          </table:table-cell>
        </table:table-row>
        <table:table-row>
          <table:table-cell table:style-name="TableCell1">
            <text:p text:style-name="P5">Questions : </text:p>
          </table:table-cell>
        </table:table-row>
        <table:table-row>
          <table:table-cell table:style-name="TableCell1">
            <text:p text:style-name="P5">Ressources :</text:p>
            <text:p text:style-name="P5"/>
          </table:table-cell>
        </table:table-row>
        <table:table-row>
          <table:table-cell table:style-name="TableCell1">
            <text:p text:style-name="P5">Compte-rendu</text:p>
          </table:table-cell>
          <table:table-cell table:style-name="TableCell1">
            <text:p text:style-name="P9"><text:span text:style-name="T1">TO DO (A faire)</text:span></text:p>
            <text:p text:style-name="P9"/>
            <text:p text:style-name="P9"/>
          </table:table-cell>
          <table:table-cell table:style-name="TableCell1">
            <text:p text:style-name="P9"><text:span text:style-name="T1">DOING (En cours)</text:span></text:p>
            <text:p text:style-name="P9">- tester la communication entre les deux cartes ( +regler les problemes)</text:p>
            <text:p text:style-name="P9">- structure du Lidar</text:p>
            <text:p text:style-name="P9"/>
          </table:table-cell>
          <table:table-cell table:style-name="TableCell1">
            <text:p text:style-name="P9"><text:span text:style-name="T1">DONE (Fait)</text:span></text:p>
            <text:p text:style-name="P9"/>
          </table:table-cell>
        </table:table-row>
        <table:table-row>
          <table:table-cell table:style-name="TableCell1">
            <text:p text:style-name="P5"/>
            <text:p text:style-name="P5">Détail :matériel emporté : <text:s/>3 cartes arduino, 8capteurs ultrasons, 8 ‘gros’ fils, 3petits fils, <text:s/>1anneau de 12 ledss</text:p>
            <text:p text:style-name="P5"/>
          </table:table-cell>
        </table:table-row>
      </table:table>
      <text:p text:style-name="P10"><text:span text:style-name="T1">Journalier : 7</text:span></text:p>
      <table:table table:name="Table1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9">Date : 28/004/25 </text:p>
          </table:table-cell>
        </table:table-row>
        <table:table-row>
          <table:table-cell table:style-name="TableCell1">
            <text:p text:style-name="P5">Préparation</text:p>
          </table:table-cell>
          <table:table-cell table:style-name="TableCell1">
            <text:p text:style-name="P9"><text:span text:style-name="T1">TO DO (A faire)</text:span></text:p>
            <text:p text:style-name="P9">- IMPRESSION 3D !! </text:p>
            <text:p text:style-name="P9">- tester la (nouvelle) communication entre les deux arduinos </text:p>
            <text:p text:style-name="P9">-avancer le rapport</text:p>
            <text:p text:style-name="P9">-préparer présentation.</text:p>
          </table:table-cell>
          <table:table-cell table:style-name="TableCell1">
            <text:p text:style-name="P9"><text:span text:style-name="T1">DOING (En cours)</text:span></text:p>
            <text:p text:style-name="P9"/>
            <text:p text:style-name="P9"/>
            <text:p text:style-name="P9">-reaction des leds a partir d’un tableau de distance </text:p>
            <text:p text:style-name="P9">-finition modélisation 3D</text:p>
            <text:p text:style-name="P9">- avancer mle rapport</text:p>
            <text:p text:style-name="P9"/>
            <text:p text:style-name="P9"><text:s/></text:p>
          </table:table-cell>
          <table:table-cell table:style-name="TableCell1">
            <text:p text:style-name="P9"><text:span text:style-name="T1">DONE (Fait)</text:span></text:p>
            <text:p text:style-name="P9">-communiquer entre les arduino du support et du Lidar </text:p>
            <text:p text:style-name="P9">- -changer complètement le code en utilisant la libraire fonction objet ect.. </text:p>
            <text:p text:style-name="P9">- avancée sur l’anneau de led</text:p>
            <text:p text:style-name="P9">- modélisation 3D</text:p>
            <text:p text:style-name="P9">-commencer le rapport</text:p>
          </table:table-cell>
        </table:table-row>
        <table:table-row>
          <table:table-cell table:style-name="TableCell1">
            <text:p text:style-name="P5">Questions : </text:p>
          </table:table-cell>
        </table:table-row>
        <table:table-row>
          <table:table-cell table:style-name="TableCell1">
            <text:p text:style-name="P5">Ressources :</text:p>
            <text:p text:style-name="P5"/>
          </table:table-cell>
        </table:table-row>
        <table:table-row>
          <table:table-cell table:style-name="TableCell1">
            <text:p text:style-name="P5">Compte-rendu</text:p>
          </table:table-cell>
          <table:table-cell table:style-name="TableCell1">
            <text:p text:style-name="P9"><text:span text:style-name="T1">TO DO (A faire)</text:span></text:p>
            <text:p text:style-name="P9"/>
            <text:p text:style-name="P9"/>
          </table:table-cell>
          <table:table-cell table:style-name="TableCell1">
            <text:p text:style-name="P9"><text:span text:style-name="T1">DOING (En cours)</text:span></text:p>
            <text:p text:style-name="P9">- tester la communication entre les deux cartes ( +regler les problemes)</text:p>
            <text:p text:style-name="P9">- structure du Lidar</text:p>
            <text:p text:style-name="P9"/>
          </table:table-cell>
          <table:table-cell table:style-name="TableCell1">
            <text:p text:style-name="P9"><text:span text:style-name="T1">DONE (Fait)</text:span></text:p>
            <text:p text:style-name="P9"/>
          </table:table-cell>
        </table:table-row>
        <table:table-row>
          <table:table-cell table:style-name="TableCell1">
            <text:p text:style-name="P5"/>
            <text:p text:style-name="P5">Détail :matériel emporté : <text:s/>3 cartes arduino, 8capteurs ultrasons, 8 ‘gros’ fils, 3petits fils, <text:s/>1anneau de 12 ledss</text:p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5</meta:generator>
  </office:meta>
</office:document-meta>
</file>